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center" style:justify-single-word="false" fo:text-indent="0cm" style:auto-text-indent="false" style:snap-to-layout-grid="false"/>
      <style:text-properties fo:language="fr" fo:country="FR" style:language-asian="zxx" style:country-asian="none" style:font-name-complex="Arial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obot pont</text:h>
      <text:p text:style-name="P1"/>
      <text:p text:style-name="Standard">Permettre le franchissement d’un ravin à des véhicules automobiles a l’aide d’un pont mobile.</text:p>
      <text:p text:style-name="Standard"/>
      <text:p text:style-name="P2">Traiter, Communiquer, Alimenter et Distribuer</text:p>
      <text:p text:style-name="Standard"><text:tab/><text:tab/><text:tab/><text:tab/><text:tab/><text:tab/> (Programmation microcontrôleur, Gestion de l’énergie)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e_20_à_20_puces" style:display-name="Liste à puces" style:family="paragraph" style:parent-style-name="Standard" style:list-style-name="WW8Num10">
      <style:paragraph-properties fo:margin-left="0.63cm" fo:margin-right="0cm" fo:margin-top="0.035cm" fo:margin-bottom="0cm" fo:text-indent="-0.63cm" style:auto-text-indent="false">
        <style:tab-stops>
          <style:tab-stop style:position="3.701cm" style:type="right"/>
          <style:tab-stop style:position="4.001cm"/>
        </style:tab-stops>
      </style:paragraph-properties>
      <style:text-properties style:font-name="Ari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0z0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MATILLAT Quentin<text:tab/><text:date style:data-style-name="N37" text:date-value="2014-11-28T15:40:12.90" text:fixed="true">28/11/14</text:date><text:tab/>#0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28T15:36:43.51</meta:creation-date>
    <dc:date>2014-12-05T10:38:50.95</dc:date>
    <meta:editing-duration>PT18M1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5" meta:word-count="30" meta:character-count="237"/>
  </office:meta>
</office:document-meta>
</file>